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22" style:base-cell-address="Tabelle1.D3"/>
    </style:style>
    <style:style style:name="ce5" style:family="table-cell">
      <style:map style:condition="of:cell-content()!=[.A3]" style:apply-style-name="cf22" style:base-cell-address="Tabelle1.C3"/>
    </style:style>
    <style:style style:name="ce6" style:family="table-cell">
      <style:map style:condition="of:cell-content()!=[.A35]" style:apply-style-name="cf22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23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22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252" table:formula="of:=SUM([.F3:.F114])+11" table:style-name="ce1">
            <text:p>25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/ConvertToItemType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office:value-type="string" table:style-name="ce1">
            <text:p>Not yet implemented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CorrespondingValuesOfType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able/{rule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; 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vertFileTo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Data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POST</text:p>
          </table:table-cell>
          <table:table-cell table:style-name="ce4"/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>
          <table:filter>
            <table:filter-or>
              <table:filter-condition table:field-number="4" table:value="Added paging" table:operator="="/>
              <table:filter-condition table:field-number="4" table:value="AD-Operation" table:operator="="/>
              <table:filter-condition table:field-number="4" table:value="Changed URL" table:operator="="/>
              <table:filter-condition table:field-number="4" table:value="Changed URL and scope" table:operator="="/>
              <table:filter-condition table:field-number="4" table:value="Changed URL parameters" table:operator="="/>
              <table:filter-condition table:field-number="4" table:value="Deprecated" table:operator="="/>
              <table:filter-condition table:field-number="4" table:value="New for JWT authentication" table:operator="="/>
              <table:filter-condition table:field-number="4" table:value="New for migration: added paging" table:operator="="/>
              <table:filter-condition table:field-number="4" table:value="New method" table:operator="="/>
              <table:filter-condition table:field-number="4" table:value="0" table:operator="empty" table:data-type="number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4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22" style:family="table-cell">
      <style:table-cell-properties fo:background-color="#FFE699"/>
      <style:text-properties fo:color="#000000" style:font-family-generic="swiss"/>
    </style:style>
    <style:style style:name="cf23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ichael</meta:initial-creator>
    <dc:creator>Michael</dc:creator>
    <meta:creation-date>2020-08-30T16:22:06Z</meta:creation-date>
    <dc:date>2021-01-21T08:59:08Z</dc:date>
    <meta:editing-cycles>1</meta:editing-cycles>
    <meta:editing-duration>PT0S</meta:editing-duration>
  </office:meta>
</office:document-meta>
</file>